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Liberation serif" svg:font-family="'Liberation serif', serif"/>
    <style:font-face style:name="Noto Sans" svg:font-family="'Noto Sans'" style:font-family-generic="system" style:font-pitch="variable"/>
    <style:font-face style:name="Roboto" svg:font-family="Roboto, serif"/>
    <style:font-face style:name="Times New Roman" svg:font-family="'Times New Roman', serif"/>
  </office:font-face-decls>
  <office:automatic-styles>
    <style:style style:name="P1" style:family="paragraph" style:parent-style-name="Text_20_body">
      <style:paragraph-properties fo:margin-top="0cm" fo:margin-bottom="0.25cm" style:contextual-spacing="false" fo:line-height="115%"/>
      <style:text-properties style:font-name="Liberation serif" fo:background-color="transparent"/>
    </style:style>
    <style:style style:name="P2" style:family="paragraph" style:parent-style-name="Text_20_body">
      <loext:graphic-properties draw:fill="none" draw:fill-color="#ffffff"/>
      <style:paragraph-properties fo:margin-top="0cm" fo:margin-bottom="0.25cm" style:contextual-spacing="false" fo:line-height="115%" fo:background-color="transparent"/>
      <style:text-properties style:font-name="Liberation serif"/>
    </style:style>
    <style:style style:name="P3" style:family="paragraph" style:parent-style-name="Text_20_body">
      <loext:graphic-properties draw:fill="none" draw:fill-color="#ffffff"/>
      <style:paragraph-properties fo:margin-top="0cm" fo:margin-bottom="0.25cm" style:contextual-spacing="false" fo:line-height="115%" fo:background-color="transparent"/>
    </style:style>
    <style:style style:name="P4" style:family="paragraph" style:parent-style-name="Text_20_body">
      <loext:graphic-properties draw:fill="none" draw:fill-color="#ffffff"/>
      <style:paragraph-properties fo:margin-top="0cm" fo:margin-bottom="0.25cm" style:contextual-spacing="false" fo:line-height="115%" fo:text-align="justify" style:justify-single-word="false" fo:background-color="transparent" fo:padding="0cm" fo:border="none"/>
      <style:text-properties style:font-name="Times New Roman"/>
    </style:style>
    <style:style style:name="P5" style:family="paragraph" style:parent-style-name="Text_20_body">
      <loext:graphic-properties draw:fill="none" draw:fill-color="#ffffff"/>
      <style:paragraph-properties fo:margin-top="0cm" fo:margin-bottom="0.25cm" style:contextual-spacing="false" fo:line-height="115%" fo:text-align="justify" style:justify-single-word="false" fo:background-color="transparent" fo:padding="0cm" fo:border="none"/>
      <style:text-properties style:font-name="Roboto"/>
    </style:style>
    <style:style style:name="P6" style:family="paragraph" style:parent-style-name="Text_20_body">
      <loext:graphic-properties draw:fill="none" draw:fill-color="#ffffff"/>
      <style:paragraph-properties fo:margin-top="0cm" fo:margin-bottom="0cm" style:contextual-spacing="false" fo:line-height="100%" fo:text-align="justify" style:justify-single-word="false" fo:background-color="transparent" fo:padding="0cm" fo:border="none"/>
      <style:text-properties style:font-name="Roboto"/>
    </style:style>
    <style:style style:name="T1" style:family="text">
      <style:text-properties fo:background-color="transparent" loext:char-shading-value="0"/>
    </style:style>
    <style:style style:name="T2" style:family="text">
      <style:text-properties style:font-name="Liberation serif" fo:background-color="transparent" loext:char-shading-value="0"/>
    </style:style>
    <style:style style:name="T3" style:family="text">
      <style:text-properties style:text-position="33% 80%" style:font-name="Liberation serif" fo:background-color="transparent" loext:char-shading-value="0"/>
    </style:style>
    <style:style style:name="T4" style:family="text">
      <style:text-properties style:font-name="Robo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2">Actuellement en deuxième année de BTS SIO (Services Informatiques aux Organisations) option SLAM (solutions logicielles et applications métier) au lycée Albert Londres à Cusset, je suis à la recherche d’un stage de développeur informatique du 08/01/2024 au 16/02/2024(6 semaines). Ce dernier me permettra d’améliorer mes compétences dans le développement.</text:p>
      <text:p text:style-name="P3"><text:span text:style-name="T2">Mon intérêt pour votre entreprise est née suite</text:span><text:span text:style-name="T1"> </text:span><text:span text:style-name="T2">à une recommandation d’un de mes camarades, M Bernard qui a réalisé un stage de 1</text:span><text:span text:style-name="T3">er</text:span><text:span text:style-name="T1"> </text:span><text:span text:style-name="T2">année de BTS SIO. </text:span></text:p>
      <text:p text:style-name="P3"><text:span text:style-name="T4">Dès le lycée, j’ai eu le souhait d’orienter mon parcours vers des études me permettant d’exercer ma passion pour la programmation. C’est pour cela que j’ai décidé de faire le cursus nommé STI2D avec l’option SIN (Système d’information et numérique). Cette filière m’a permis d’accentuer ma passion pour la programmation. Depuis septembre 2022,</text:span> <text:span text:style-name="T4">j’ai rejoint le</text:span> <text:span text:style-name="T4">BTS Services</text:span> <text:span text:style-name="T4">Informatiques</text:span> <text:span text:style-name="T4">aux Organisations où je vais réaliser des stages afin de transformer cette passion en métier.</text:span></text:p>
      <text:p text:style-name="P4"><text:span text:style-name="T4">Curieux de découvrir la mise en pratique de mes acquis théoriques</text:span> <text:span text:style-name="T4">dans le concret de l’entreprise, je suis motivé pour vous rejoindre durant ce</text:span> <text:span text:style-name="T4">stage. Doté d’un bon relationnel, je suis certain que je saurai rapidement m’intégrer. Mes facultés d’assimilation et mon attention me permettront de mettre en application les consignes avec la rigueur et le sérieux indispensable au bon fonctionnement du projet.</text:span></text:p>
      <text:p text:style-name="P5">Dans l’attente d’un retour de votre part, je reste à votre disposition pour toute information sur ma candidature. </text:p>
      <text:p text:style-name="P6">Madame, Monsieur, l’expression de mes salutations distingué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Liberation serif" svg:font-family="'Liberation serif', serif"/>
    <style:font-face style:name="Noto Sans" svg:font-family="'Noto Sans'" style:font-family-generic="system" style:font-pitch="variable"/>
    <style:font-face style:name="Roboto" svg:font-family="Roboto, serif"/>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7T18:29:09.608073556</dc:date>
    <meta:editing-duration>PT1S</meta:editing-duration>
    <meta:editing-cycles>1</meta:editing-cycles>
    <meta:document-statistic meta:table-count="0" meta:image-count="0" meta:object-count="0" meta:page-count="1" meta:paragraph-count="7" meta:word-count="241" meta:character-count="1584" meta:non-whitespace-character-count="1348"/>
    <meta:generator>LibreOffice/7.4.7.2$Linux_X86_64 LibreOffice_project/40$Build-2</meta:generator>
  </office:meta>
</office:document-meta>
</file>